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Arial" fo:font-size="14pt" fo:font-weight="bold" officeooo:rsid="000c0bd1" officeooo:paragraph-rsid="000c0bd1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.3cm" fo:margin-bottom="0cm" style:contextual-spacing="false"/>
      <style:text-properties style:font-name="Arial" officeooo:rsid="00201fc8" officeooo:paragraph-rsid="00201fc8"/>
    </style:style>
    <style:style style:name="P3" style:family="paragraph" style:parent-style-name="Standard">
      <style:paragraph-properties fo:margin-top="0.3cm" fo:margin-bottom="0cm" style:contextual-spacing="false"/>
      <style:text-properties style:font-name="Arial" officeooo:rsid="0015a2b9" officeooo:paragraph-rsid="0015a2b9"/>
    </style:style>
    <style:style style:name="P4" style:family="paragraph" style:parent-style-name="Standard">
      <style:paragraph-properties fo:margin-top="0.3cm" fo:margin-bottom="0cm" style:contextual-spacing="false"/>
      <style:text-properties style:font-name="Arial" officeooo:rsid="001a32ab" officeooo:paragraph-rsid="00201fc8"/>
    </style:style>
    <style:style style:name="T1" style:family="text">
      <style:text-properties officeooo:rsid="0016d199"/>
    </style:style>
    <style:style style:name="T2" style:family="text">
      <style:text-properties officeooo:rsid="00201fc8"/>
    </style:style>
    <style:style style:name="T3" style:family="text">
      <style:text-properties officeooo:rsid="002146d5"/>
    </style:style>
    <style:style style:name="T4" style:family="text">
      <style:text-properties officeooo:rsid="001b89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cean Liner Tycoon – Pitch Script</text:p>
      <text:p text:style-name="P2">What is Ocean Liner Tycoon?</text:p>
      <text:p text:style-name="P3">Ocean Liner Tycoon is a mobile <text:span text:style-name="T1">tycoon game, which is a very popular genre.</text:span></text:p>
      <text:p text:style-name="P4">What is Ocean Liner Tycoon? Th<text:span text:style-name="T2">e tycoon of this</text:span> game focuses on the</text:p>
      <text:p text:style-name="P4">Who is the target audience? There are two main audiences. <text:span text:style-name="T3">The primary audience is maritime history enthusiasts.</text:span><text:span text:style-name="T4"> </text:span><text:span text:style-name="T3">But the game will also target</text:span><text:span text:style-name="T4"> a wider audience </text:span><text:span text:style-name="T3">due to</text:span><text:span text:style-name="T4"> the prevalence of the Titanic in pop cultur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1:03:46.259000000</meta:creation-date>
    <meta:generator>LibreOffice/24.8.3.2$Windows_x86 LibreOffice_project/48a6bac9e7e268aeb4c3483fcf825c94556d9f92</meta:generator>
    <dc:date>2024-12-16T15:13:44.119000000</dc:date>
    <meta:editing-duration>PT59M26S</meta:editing-duration>
    <meta:editing-cycles>14</meta:editing-cycles>
    <meta:document-statistic meta:table-count="0" meta:image-count="0" meta:object-count="0" meta:page-count="1" meta:paragraph-count="5" meta:word-count="73" meta:character-count="411" meta:non-whitespace-character-count="342"/>
  </office:meta>
</office:document-meta>
</file>